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</office:automatic-styles>
  <office:body>
    <office:text>
      <text:p text:style-name="Title">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bool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How many methods does this class have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 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performs following operation:</text:p>
          <text:list text:style-name="L4">
            <text:list-item>
              <text:p text:style-name="P15">if sufficient funds are available, it reduces balance by specified amount and returns <text:span text:style-name="KeywordTok">true</text:span> to indicate withdrawl succeeded</text:p>
            </text:list-item>
            <text:list-item>
              <text:p text:style-name="P15">if funds are insufficient, it does nothing to balance, and returns <text:span text:style-name="KeywordTok">false</text:span> to indicate withdrawal was unsuccessful.</text:p>
            </text:list-item>
          </text:list>
        </text:list-item>
      </text:list>
      <text:p text:style-name="First_20_paragraph">implement your version of this class in C#.</text:p>
      <text:h text:style-name="Heading_20_1" text:outline-level="1"><text:bookmark-start text:name="writing-your-own-class-diagram"/>Writing your own class diagram<text:bookmark-end text:name="writing-your-own-class-diagram"/></text:h>
      <text:p text:style-name="First_20_paragraph">In this next exercise you will practice drawing your own diagram, on paper.</text:p>
      <text:list text:style-name="L5">
        <text:list-item>
          <text:p text:style-name="P16">Draw the UML class diagram of a PreciseRectangle class.</text:p>
        </text:list-item>
        <text:list-item>
          <text:p text:style-name="P16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6">It should have eight methods:</text:p>
          <text:list text:style-name="L6">
            <text:list-item>
              <text:p text:style-name="P17">two setters, two getters (i.e., one for each attribute)</text:p>
            </text:list-item>
            <text:list-item>
              <text:p text:style-name="P17">one method to compute the area of a precise rectangle</text:p>
            </text:list-item>
            <text:list-item>
              <text:p text:style-name="P17">one method to compute the perimeter of a precise rectangle</text:p>
            </text:list-item>
            <text:list-item>
              <text:p text:style-name="P17">one method to swap the length and the width of a precise rectangle</text:p>
            </text:list-item>
            <text:list-item>
              <text:p text:style-name="P17">one method to multiply the length and width of a precise rectangle by an ratio given in argument as an integer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7">
        <text:list-item>
          <text:p text:style-name="P18">Class diagrams are just a special case of UML diagram. Have a look at</text:p>
          <text:p text:style-name="P18"><text:a xlink:type="simple" xlink:href="https://en.wikipedia.org/wiki/Unified_Modeling_Language#Diagrams" office:name=""><text:span text:style-name="Definition">https://en.wikipedia.org/wiki/Unified_Modeling_Language#Diagrams</text:span></text:a></text:p>
          <text:p text:style-name="P18">In which category are class diagrams: behavior, or structure diagram?</text:p>
        </text:list-item>
        <text:list-item>
          <text:p text:style-name="P18">Besides modelling attributes and methods, class diagrams can also represent relationships between classes.<text:line-break/>Have a look at</text:p>
          <text:p text:style-name="P18"><text:a xlink:type="simple" xlink:href="https://en.wikipedia.org/wiki/Class_diagram/" office:name=""><text:span text:style-name="Definition">https://en.wikipedia.org/wiki/Class_diagram/</text:span></text:a></text:p>
          <text:p text:style-name="P18">for more examples of class diagrams and its uses.</text:p>
        </text:list-item>
        <text:list-item>
          <text:p text:style-name="P18">Activity Diagram is another type of UML diagram for representing program actions. You will occasionally see activity diagrams in the lecture notes.<text:line-break/>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6Z</meta:creation-date>
    <dc:date>2021-06-30T21:54:06Z</dc:date>
    <meta:user-defined meta:name="date" meta:value-type="string">June  30, 2021 (05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